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_grid_all" table:style-name="ta1">
        <table:shapes>
          <draw:frame draw:z-index="0" draw:style-name="gr1" draw:text-style-name="P1" svg:width="453.51pt" svg:height="255.09pt" svg:x="214.95pt" svg:y="14.14pt">
            <loext:p draw:notify-on-update-of-ranges="W_grid_all.A1:W_grid_all.A1 W_grid_all.A2:W_grid_all.A25 W_grid_all.B1:W_grid_all.B1 W_grid_all.B2:W_grid_all.B25 W_grid_all.C1:W_grid_all.C1 W_grid_all.C2:W_grid_all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-0.0099999999999999" calcext:value-type="float">
            <text:p>-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5.69" calcext:value-type="float">
            <text:p>-5.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9.09" calcext:value-type="float">
            <text:p>-9.0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13" calcext:value-type="float">
            <text:p>3.13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62" calcext:value-type="float">
            <text:p>0.62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-0.75" calcext:value-type="float">
            <text:p>-0.75</text:p>
          </table:table-cell>
          <table:table-cell office:value-type="float" office:value="-11.74" calcext:value-type="float">
            <text:p>-11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5" calcext:value-type="float">
            <text:p>-2.25</text:p>
          </table:table-cell>
          <table:table-cell office:value-type="float" office:value="-12.49" calcext:value-type="float">
            <text:p>-12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 office:value-type="float" office:value="-11.53" calcext:value-type="float">
            <text:p>-11.53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17" calcext:value-type="float">
            <text:p>-0.17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7" calcext:value-type="float">
            <text:p>-1.27</text:p>
          </table:table-cell>
          <table:table-cell office:value-type="float" office:value="-7.23" calcext:value-type="float">
            <text:p>-7.23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-5.52" calcext:value-type="float">
            <text:p>-5.52</text:p>
          </table:table-cell>
          <table:table-cell office:value-type="float" office:value="-8.81" calcext:value-type="float">
            <text:p>-8.81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1.55" calcext:value-type="float">
            <text:p>-1.55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99" calcext:value-type="float">
            <text:p>-2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.55111512312578E-017" calcext:value-type="float">
            <text:p>-5.55111512312578E-17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5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5:15:05.269625227</dc:date>
    <meta:editing-duration>PT2M55S</meta:editing-duration>
    <meta:editing-cycles>1</meta:editing-cycles>
    <meta:document-statistic meta:table-count="1" meta:cell-count="7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703cm" style:legend-expansion="high" chart:style-name="ch2"/>
        <chart:plot-area chart:style-name="ch3" table:cell-range-address="W_grid_all.A1:W_grid_all.C25" chart:data-source-has-labels="row" svg:x="0.32cm" svg:y="0.18cm" svg:width="14.049cm" svg:height="8.64cm">
          <chartooo:coordinate-region svg:x="1.047cm" svg:y="0.379cm" svg:width="13.32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_grid_all.A2:W_grid_all.A25" chart:label-cell-address="W_grid_all.A1:W_grid_all.A1" chart:class="chart:bar">
            <chart:data-point chart:repeated="24"/>
          </chart:series>
          <chart:series chart:style-name="ch8" chart:values-cell-range-address="W_grid_all.B2:W_grid_all.B25" chart:label-cell-address="W_grid_all.B1:W_grid_all.B1" chart:class="chart:bar">
            <chart:data-point chart:repeated="24"/>
          </chart:series>
          <chart:series chart:style-name="ch9" chart:values-cell-range-address="W_grid_all.C2:W_grid_all.C25" chart:label-cell-address="W_grid_all.C1:W_grid_all.C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  <draw:g>
                  <svg:desc>W_grid_all.A1:W_grid_all.A1</svg:desc>
                </draw:g>
              </table:table-cell>
              <table:table-cell office:value-type="string">
                <text:p>NC</text:p>
                <draw:g>
                  <svg:desc>W_grid_all.B1:W_grid_all.B1</svg:desc>
                </draw:g>
              </table:table-cell>
              <table:table-cell office:value-type="string">
                <text:p>BC</text:p>
                <draw:g>
                  <svg:desc>W_grid_all.C1:W_grid_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_grid_all.A2:W_grid_all.A25</svg:desc>
                </draw:g>
              </table:table-cell>
              <table:table-cell office:value-type="float" office:value="0">
                <text:p>0</text:p>
                <draw:g>
                  <svg:desc>W_grid_all.B2:W_grid_all.B25</svg:desc>
                </draw:g>
              </table:table-cell>
              <table:table-cell office:value-type="float" office:value="0">
                <text:p>0</text:p>
                <draw:g>
                  <svg:desc>W_grid_all.C2:W_grid_all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-0.0099999999999999">
                <text:p>-0.00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-5.69">
                <text:p>-5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.09">
                <text:p>-9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8">
                <text:p>25.8</text:p>
              </table:table-cell>
              <table:table-cell office:value-type="float" office:value="3.13">
                <text:p>3.13</text:p>
              </table:table-cell>
              <table:table-cell office:value-type="float" office:value="-7.66">
                <text:p>-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9">
                <text:p>23.9</text:p>
              </table:table-cell>
              <table:table-cell office:value-type="float" office:value="0.62">
                <text:p>0.62</text:p>
              </table:table-cell>
              <table:table-cell office:value-type="float" office:value="-9.89">
                <text:p>-9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6">
                <text:p>9.56</text:p>
              </table:table-cell>
              <table:table-cell office:value-type="float" office:value="-0.75">
                <text:p>-0.75</text:p>
              </table:table-cell>
              <table:table-cell office:value-type="float" office:value="-11.74">
                <text:p>-11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2.31">
                <text:p>-2.31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2.25">
                <text:p>-2.25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.49">
                <text:p>-1.49</text:p>
              </table:table-cell>
              <table:table-cell office:value-type="float" office:value="-11.53">
                <text:p>-11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6">
                <text:p>12.46</text:p>
              </table:table-cell>
              <table:table-cell office:value-type="float" office:value="-0.17">
                <text:p>-0.17</text:p>
              </table:table-cell>
              <table:table-cell office:value-type="float" office:value="-9.54">
                <text:p>-9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.27">
                <text:p>-1.27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76">
                <text:p>33.76</text:p>
              </table:table-cell>
              <table:table-cell office:value-type="float" office:value="-5.52">
                <text:p>-5.52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49">
                <text:p>14.49</text:p>
              </table:table-cell>
              <table:table-cell office:value-type="float" office:value="-1.55">
                <text:p>-1.55</text:p>
              </table:table-cell>
              <table:table-cell office:value-type="float" office:value="-5.91">
                <text:p>-5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5.55111512312578E-017">
                <text:p>-5.55111512312578E-01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